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0e4885"/>
    </style:style>
    <style:style style:name="P4" style:family="paragraph" style:parent-style-name="Standard">
      <style:text-properties style:font-name="Times New Roman" fo:font-size="10.5pt" fo:font-weight="normal" officeooo:paragraph-rsid="000e4885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0.5pt" fo:font-weight="normal" style:font-size-asian="10.5pt" style:font-size-complex="10.5pt"/>
    </style:style>
    <style:style style:name="T8" style:family="text">
      <style:text-properties style:font-name="Times New Roman" fo:font-size="10.5pt" fo:font-weight="normal" officeooo:rsid="0014832c" style:font-size-asian="10.5pt" style:font-size-complex="10.5pt"/>
    </style:style>
    <style:style style:name="T9" style:family="text">
      <style:text-properties fo:color="#00007f" style:font-name="Times New Roman" fo:font-size="10.5pt" fo:font-weight="normal" style:font-size-asian="10.5pt" style:font-size-complex="10.5pt"/>
    </style:style>
    <style:style style:name="T10" style:family="text">
      <style:text-properties officeooo:rsid="000e4885"/>
    </style:style>
    <style:style style:name="T11" style:family="text">
      <style:text-properties officeooo:rsid="00148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ing a Score in DISSCO Project with LASSIE </text:p>
      <text:p text:style-name="Preformatted_20_Text"/>
      <text:p text:style-name="Preformatted_20_Text"/>
      <text:p text:style-name="Preformatted_20_Text"><text:span text:style-name="T1">0) If you do not have DISSCO</text:span>, check it out in Terminal using the command </text:p>
      <text:p text:style-name="P3"><text:tab/><text:span text:style-name="T8">git clone https://github.com/tipei/DISSCO-2.0.2.git</text:span><text:span text:style-name="T9"> </text:span><text:span text:style-name="T7">DISSCO</text:span> </text:p>
      <text:p text:style-name="Preformatted_20_Text"/>
      <text:p text:style-name="Preformatted_20_Text"><text:span text:style-name="T1">1) In Terminal, change to DISSCO </text:span>directory and enter the commands</text:p>
      <text:p text:style-name="Preformatted_20_Text"/>
      <text:p text:style-name="Preformatted_20_Text"><text:tab/>cd DISSCO </text:p>
      <text:p text:style-name="P3"><text:tab/><text:span text:style-name="T10">git pull</text:span></text:p>
      <text:p text:style-name="P4"><text:span text:style-name="T11"><text:s text:c="14"/>cmake -S . -B build</text:span></text:p>
      <text:p text:style-name="P3"><text:span text:style-name="T7"><text:s text:c="14"/></text:span><text:span text:style-name="T8">cmake --build build</text:span> </text:p>
      <text:p text:style-name="Preformatted_20_Text"><text:tab/>./lassie </text:p>
      <text:p text:style-name="Preformatted_20_Text"/>
      <text:p text:style-name="P1">2) In LASSIE create new project </text:p>
      <text:p text:style-name="Preformatted_20_Text"><text:s text:c="2"/>a) Choose <text:span text:style-name="T2">Create a new project</text:span></text:p>
      <text:p text:style-name="Preformatted_20_Text"><text:s text:c="2"/>b) Name your <text:span text:style-name="T4">project tutorial2</text:span> and click <text:span text:style-name="T2">Open</text:span> </text:p>
      <text:p text:style-name="Preformatted_20_Text"><text:s text:c="2"/>c) Un-check the <text:span text:style-name="T1">Sound Synthesis</text:span> box</text:p>
      <text:p text:style-name="Preformatted_20_Text"><text:s text:c="2"/>d) Set <text:span text:style-name="T1">Piece Duration</text:span> to 19 and click <text:span text:style-name="T5">OK</text:span></text:p>
      <text:p text:style-name="Preformatted_20_Text"/>
      <text:p text:style-name="P1">3) Define Top object </text:p>
      <text:p text:style-name="Preformatted_20_Text"><text:s text:c="2"/>a) Click the + to open the Top folder and double-click <text:span text:style-name="T2">Top <text:s/>| 0</text:span></text:p>
      <text:p text:style-name="Preformatted_20_Text"><text:s text:c="2"/>b) Change <text:span text:style-name="T1">EDU Per Beat </text:span>from 6 to 60</text:p>
      <text:p text:style-name="Preformatted_20_Text"><text:s text:c="2"/>c) Change <text:span text:style-name="T1">Time Signature</text:span> from 4 | 4 to 5 | 4</text:p>
      <text:p text:style-name="Preformatted_20_Text"><text:s text:c="2"/>d) <text:span text:style-name="T1">Tempo</text:span>: click <text:span text:style-name="T2">EDUs/Seconds</text:span>; enter 50 in the first field (Quarters or beats) and 19 in the second (seconds)</text:p>
      <text:p text:style-name="Preformatted_20_Text"><text:s text:c="2"/>e) Set <text:span text:style-name="T1">Number of Children</text:span> to Create to 3 </text:p>
      <text:p text:style-name="Preformatted_20_Text"><text:s text:c="2"/>f) Click on <text:span text:style-name="T3">Sweep</text:span> to change <text:span text:style-name="T1">Children Events Definition</text:span> form Continuum to Sweep</text:p>
      <text:p text:style-name="Preformatted_20_Text"><text:s text:c="2"/>g) Click <text:span text:style-name="T2">Insert Function</text:span> next to <text:span text:style-name="T1">Child Start Time </text:span></text:p>
      <text:p text:style-name="Preformatted_20_Text"><text:s text:c="2"/><text:tab/>Choose <text:span text:style-name="T2">Select</text:span> and type 0, 1200, 1800 for the <text:span text:style-name="T1">List</text:span> (the &lt; and &gt; should be around your numbers)</text:p>
      <text:p text:style-name="Preformatted_20_Text"><text:s text:c="4"/><text:tab/>Click <text:span text:style-name="T2">Insert Function</text:span> for <text:span text:style-name="T1">Choice Index</text:span></text:p>
      <text:p text:style-name="Preformatted_20_Text"><text:tab/><text:tab/>Choose CURRENT_CHILD_NUM and click OK</text:p>
      <text:p text:style-name="Preformatted_20_Text"><text:tab/>Click OK to return to the <text:span text:style-name="T1">Top</text:span> screen</text:p>
      <text:p text:style-name="Preformatted_20_Text"><text:tab/>Check the <text:span text:style-name="T1">EDUs </text:span>button</text:p>
      <text:p text:style-name="Preformatted_20_Text"><text:s text:c="2"/>h) Click <text:span text:style-name="T2">Insert Function</text:span> for <text:span text:style-name="T1">Child Type</text:span></text:p>
      <text:p text:style-name="Preformatted_20_Text"><text:tab/>Choose <text:span text:style-name="T2">Select</text:span> and type 0, 1, 2 for the <text:span text:style-name="T1">List</text:span></text:p>
      <text:p text:style-name="Preformatted_20_Text"><text:tab/>Click on <text:span text:style-name="T2">Insert Function</text:span> for <text:span text:style-name="T1">Choice Index</text:span></text:p>
      <text:p text:style-name="Preformatted_20_Text"><text:tab/><text:tab/>Choose CURRENT_CHILD_NUM and click OK</text:p>
      <text:p text:style-name="Preformatted_20_Text"><text:tab/>Click OK to return to the <text:span text:style-name="T1">Top</text:span> screen</text:p>
      <text:p text:style-name="Preformatted_20_Text"><text:s/>i) Click <text:span text:style-name="T2">Insert Function</text:span> for <text:span text:style-name="T1">Child Duration</text:span><text:tab/></text:p>
      <text:p text:style-name="Preformatted_20_Text"><text:tab/>Choose <text:span text:style-name="T2">Select</text:span> and type 1200, 600, 1200 for the <text:span text:style-name="T1">List</text:span></text:p>
      <text:p text:style-name="Preformatted_20_Text"><text:tab/>Click on <text:span text:style-name="T2">Insert Function</text:span> for <text:span text:style-name="T1">Choice Index</text:span></text:p>
      <text:p text:style-name="Preformatted_20_Text"><text:tab/><text:tab/>Choose CURRENT_TYPE and click OK</text:p>
      <text:p text:style-name="Preformatted_20_Text"><text:tab/>Check the <text:span text:style-name="T1">EDUs</text:span> button</text:p>
      <text:p text:style-name="Preformatted_20_Text"><text:tab/>Click OK to return to the <text:span text:style-name="T1">Top</text:span> screen</text:p>
      <text:p text:style-name="Preformatted_20_Text"><text:tab/>Check the <text:span text:style-name="T1">EDUs</text:span> button</text:p>
      <text:p text:style-name="Preformatted_20_Text">k) Set <text:span text:style-name="T1">Max Child Duration</text:span> to 1200</text:p>
      <text:p text:style-name="Preformatted_20_Text">l) Go to the <text:span text:style-name="T1">Object List</text:span> on the left side of the screen – you will return later to the <text:span text:style-name="T1">Top</text:span> object</text:p>
      <text:p text:style-name="Preformatted_20_Text"/>
      <text:p text:style-name="P1">4) Create Bottom Objects</text:p>
      <text:p text:style-name="Preformatted_20_Text"><text:s text:c="2"/>a) Click the <text:span text:style-name="T1">Bottom</text:span> folder </text:p>
      <text:p text:style-name="Preformatted_20_Text"><text:s text:c="2"/>b) Click the <text:span text:style-name="T2">Create a new Object</text:span> button in the toolbar </text:p>
      <text:p text:style-name="Preformatted_20_Text"><text:s text:c="2"/>c) Name it n1 and click OK </text:p>
      <text:p text:style-name="Preformatted_20_Text"><text:s text:c="2"/>d) Click the + to open the Bottom folder and double-click <text:span text:style-name="T2">Bottom n1</text:span> </text:p>
      <text:p text:style-name="Preformatted_20_Text"><text:s text:c="2"/>e) Change <text:span text:style-name="T1">EDU Per Beat</text:span> from 6 to 60</text:p>
      <text:p text:style-name="Preformatted_20_Text"><text:s text:c="2"/>f) Change <text:span text:style-name="T1">Time Signature</text:span> from 4 | 4 to 5 | 4</text:p>
      <text:p text:style-name="Preformatted_20_Text"><text:s text:c="2"/>g) Tempo: click <text:span text:style-name="T3">Beats/Seconds</text:span>; enter 50 in the first field (Quarters or beats) and 19 in the second (seconds)</text:p>
      <text:p text:style-name="Preformatted_20_Text"><text:s text:c="2"/>h) Click on the <text:span text:style-name="T3">Density</text:span> button for <text:span text:style-name="T1">Number of Children</text:span></text:p>
      <text:p text:style-name="Preformatted_20_Text"><text:s text:c="2"/>i) Set <text:span text:style-name="T1">Density</text:span> to 0.6</text:p>
      <text:p text:style-name="Preformatted_20_Text"><text:soft-page-break/><text:s text:c="2"/>j) Click on the <text:span text:style-name="T3">Discrete</text:span> button for <text:span text:style-name="T1">Children Events Definition</text:span></text:p>
      <text:p text:style-name="Preformatted_20_Text"><text:s text:c="2"/>k) Go to the <text:span text:style-name="T1">Object List</text:span> on the left side of the screen – you will return later to the Bottom object</text:p>
      <text:p text:style-name="Preformatted_20_Text"/>
      <text:p text:style-name="P1">5) Create Sieves</text:p>
      <text:p text:style-name="Preformatted_20_Text"><text:s text:c="2"/>a) Click the <text:span text:style-name="T3">Sieve</text:span> folder </text:p>
      <text:p text:style-name="Preformatted_20_Text"><text:s text:c="2"/>b) Click the <text:span text:style-name="T3">Create a new Object</text:span> button in the toolbar </text:p>
      <text:p text:style-name="Preformatted_20_Text"><text:s text:c="2"/>c) Name it siev1 and click OK <text:s/><text:tab/><text:tab/>==&gt; this is going to be the sieve for start times</text:p>
      <text:p text:style-name="Preformatted_20_Text"><text:s text:c="2"/>d) Click the + to open the <text:span text:style-name="T1">Sieve</text:span> folder and double-click <text:span text:style-name="T2">Sieve siev1</text:span></text:p>
      <text:p text:style-name="Preformatted_20_Text"><text:s text:c="2"/>e) Click <text:span text:style-name="T2">Insert Function</text:span> on the <text:span text:style-name="T1">Sieve Builder</text:span> line and choose <text:span text:style-name="T1">Make Sieve</text:span></text:p>
      <text:p text:style-name="Preformatted_20_Text"><text:tab/>Enter 0 for <text:span text:style-name="T1">Low Bound</text:span></text:p>
      <text:p text:style-name="Preformatted_20_Text"><text:tab/>Enter 1200 for <text:span text:style-name="T1">High Bound</text:span></text:p>
      <text:p text:style-name="Preformatted_20_Text"><text:tab/>Click on <text:span text:style-name="T2">Meaningfu</text:span>l and enter <text:span text:style-name="T1">Values</text:span>:</text:p>
      <text:p text:style-name="Preformatted_20_Text"><text:tab/><text:tab/>0, <text:s text:c="2"/>45, <text:s text:c="2"/>60, <text:s text:c="2"/>75, <text:s text:c="2"/>90, <text:s/>105, <text:s/>120, <text:s/>130, <text:s/>140,</text:p>
      <text:p text:style-name="Preformatted_20_Text"><text:tab/><text:tab/>160, <text:s/>170, <text:s/>180, <text:s/>204, <text:s/>216, <text:s/>240, <text:s/>260, <text:s/>280, <text:s text:c="27"/></text:p>
      <text:p text:style-name="Preformatted_20_Text"><text:tab/><text:tab/>300, <text:s/>315, <text:s/>330, <text:s/>360, <text:s/>380, <text:s/>400, <text:s/>420, <text:s/>432, <text:s/>444, <text:s text:c="27"/></text:p>
      <text:p text:style-name="Preformatted_20_Text"><text:tab/><text:tab/>456, <text:s/>468, <text:s/>480, <text:s/>490, <text:s/>500, <text:s/>510, <text:s/>520, <text:s/>530, <text:s/>540, <text:s/>555, <text:s/>570, <text:s/>585, <text:s text:c="27"/></text:p>
      <text:p text:style-name="Preformatted_20_Text"><text:tab/><text:tab/>600, <text:s/>615, <text:s/>630, <text:s/>645, <text:s/>660, <text:s/>670, <text:s/>680, <text:s/>690, <text:s/>700, <text:s text:c="27"/></text:p>
      <text:p text:style-name="Preformatted_20_Text"><text:tab/><text:tab/>710, <text:s/>720, <text:s/>732, <text:s/>744, <text:s/>756, <text:s/>768, <text:s/>780, <text:s/>800, <text:s/>820, 840, <text:s/>870, <text:s/>885, <text:s text:c="27"/></text:p>
      <text:p text:style-name="Preformatted_20_Text"><text:tab/><text:tab/>900, <text:s/>920, <text:s/>940, <text:s/>960, <text:s/>984, <text:s/>996, 1020, 1030, 1040, <text:s text:c="26"/></text:p>
      <text:p text:style-name="Preformatted_20_Text"><text:tab/><text:tab/>1060, 1070, 1080, 1095, 1110, 1125, 1140, 1155, <text:s text:c="26"/></text:p>
      <text:p text:style-name="Preformatted_20_Text"><text:tab/><text:tab/>1200</text:p>
      <text:p text:style-name="Preformatted_20_Text"><text:tab/>Click <text:span text:style-name="T2">Periodic</text:span> and enter </text:p>
      <text:p text:style-name="Preformatted_20_Text"><text:tab/><text:tab/>1</text:p>
      <text:p text:style-name="Preformatted_20_Text"><text:tab/>Click OK</text:p>
      <text:p text:style-name="Preformatted_20_Text"><text:tab/></text:p>
      <text:p text:style-name="Preformatted_20_Text"><text:s text:c="2"/>f) Click the <text:span text:style-name="T2">Sieve</text:span> folder </text:p>
      <text:p text:style-name="Preformatted_20_Text"><text:s text:c="2"/>g) Click the <text:span text:style-name="T2">Create a new Object</text:span> button in the toolbar </text:p>
      <text:p text:style-name="Preformatted_20_Text"><text:s text:c="2"/>h) Name it siev2 and click OK <text:s/><text:tab/><text:tab/>==&gt; this is going to be the sieve for durations</text:p>
      <text:p text:style-name="Preformatted_20_Text"><text:s text:c="2"/>i) Click the + to open the <text:span text:style-name="T1">Sieve</text:span> folder and double-click <text:span text:style-name="T2">Sieve siev2</text:span></text:p>
      <text:p text:style-name="Preformatted_20_Text"><text:s text:c="2"/>j) Click <text:span text:style-name="T2">Insert Function</text:span> on the <text:span text:style-name="T1">Sieve Builder</text:span> line and choose <text:span text:style-name="T1">Make Sieve</text:span></text:p>
      <text:p text:style-name="Preformatted_20_Text"><text:tab/>Enter 12 for <text:span text:style-name="T1">Low Bound</text:span></text:p>
      <text:p text:style-name="Preformatted_20_Text"><text:tab/>Enter 180 for <text:span text:style-name="T1">High Bound</text:span></text:p>
      <text:p text:style-name="Preformatted_20_Text"><text:tab/>Click on <text:span text:style-name="T2">Meaningful</text:span> and enter <text:span text:style-name="T1">Values</text:span>:</text:p>
      <text:p text:style-name="Preformatted_20_Text"><text:tab/><text:tab/>12, <text:s text:c="2"/>15, <text:s text:c="2"/>24, <text:s text:c="2"/>30, <text:s text:c="2"/>45, <text:s text:c="2"/>48, <text:s text:c="2"/>60, <text:s text:c="2"/>72, <text:s text:c="2"/>75, <text:s text:c="26"/></text:p>
      <text:p text:style-name="Preformatted_20_Text"><text:tab/><text:tab/>84, <text:s text:c="2"/>90, <text:s/>105, <text:s/>108, <text:s/>120, <text:s/>132, <text:s/>135, <text:s/>144, <text:s/>150, <text:s text:c="25"/></text:p>
      <text:p text:style-name="Preformatted_20_Text"><text:tab/><text:tab/>165, <text:s/>168, <text:s/>180</text:p>
      <text:p text:style-name="Preformatted_20_Text"><text:tab/>Click <text:span text:style-name="T2">Include</text:span> and enter:<text:tab/><text:tab/></text:p>
      <text:p text:style-name="Preformatted_20_Text"><text:tab/><text:tab/>3, <text:s text:c="3"/>3, <text:s text:c="3"/>3, <text:s text:c="3"/>5, <text:s text:c="3"/>3, <text:s text:c="3"/>2, <text:s text:c="3"/>2, <text:s text:c="3"/>2, <text:s text:c="3"/>1, <text:s text:c="27"/></text:p>
      <text:p text:style-name="Preformatted_20_Text"><text:tab/><text:tab/>1, <text:s text:c="3"/>1, <text:s text:c="3"/>1, <text:s text:c="3"/>1, <text:s text:c="3"/>1, <text:s text:c="3"/>1, <text:s text:c="3"/>1, <text:s text:c="3"/>1, <text:s text:c="3"/>1, <text:s text:c="27"/></text:p>
      <text:p text:style-name="Preformatted_20_Text"><text:tab/><text:tab/>1, <text:s text:c="3"/>1, <text:s text:c="3"/>1</text:p>
      <text:p text:style-name="Preformatted_20_Text"><text:tab/>Click OK and return to the <text:span text:style-name="T1">Bottom n1</text:span> folder</text:p>
      <text:p text:style-name="Preformatted_20_Text"/>
      <text:p text:style-name="P1">6. Continue to work on Bottom object</text:p>
      <text:p text:style-name="Preformatted_20_Text"><text:s/>a) Drag <text:span text:style-name="T3">siev1</text:span> in the <text:span text:style-name="T1">Attack Sieve</text:span> box</text:p>
      <text:p text:style-name="Preformatted_20_Text"><text:s/>b) Drag s<text:span text:style-name="T2">iev2</text:span> in the <text:span text:style-name="T1">Duration Sieve</text:span> box.</text:p>
      <text:p text:style-name="Preformatted_20_Text"><text:s/>c) Enter 180 for <text:span text:style-name="T1">Max Child Duration</text:span></text:p>
      <text:p text:style-name="Preformatted_20_Text"><text:s/>d) Go to the <text:span text:style-name="T1">Object List</text:span> on the left side of the screen – you will return later to the Bottom object</text:p>
      <text:p text:style-name="Preformatted_20_Text"/>
      <text:p text:style-name="P1">7. Build note.</text:p>
      <text:p text:style-name="Preformatted_20_Text"><text:s/>a) Click the <text:span text:style-name="T2">Note</text:span> folder</text:p>
      <text:p text:style-name="Preformatted_20_Text"><text:s/>b) Click the <text:span text:style-name="T2">Create a new Object</text:span> button in the toolbar </text:p>
      <text:p text:style-name="Preformatted_20_Text"><text:s/>c) Name it note1</text:p>
      <text:p text:style-name="Preformatted_20_Text"><text:s/>d) Click the + to open the <text:span text:style-name="T1">Note</text:span> folder and double-click <text:span text:style-name="T2">Note note1</text:span></text:p>
      <text:p text:style-name="Preformatted_20_Text"><text:s/>e) Click on “t<text:span text:style-name="T2">enuto</text:span>” </text:p>
      <text:p text:style-name="P1">8. Build envelope library.</text:p>
      <text:p text:style-name="Preformatted_20_Text"><text:s/>a) Click on <text:span text:style-name="T2">Envelope Library</text:span> button (lower left corner)</text:p>
      <text:p text:style-name="Preformatted_20_Text"><text:s/>b) Right click in the upper half of the page and select <text:span text:style-name="T2">Create Envelope</text:span></text:p>
      <text:p text:style-name="Preformatted_20_Text"><text:s/>c) Click on the number of the envelope <text:s/>(1) and move to the lower half of the page</text:p>
      <text:p text:style-name="Preformatted_20_Text"><text:soft-page-break/><text:s text:c="2"/><text:tab/>Grab the leftmost node (0,0) and drag it to y = 1</text:p>
      <text:p text:style-name="Preformatted_20_Text"><text:s/><text:tab/>Grab the rightmost node (1,0) and drag it to y = 1</text:p>
      <text:p text:style-name="Preformatted_20_Text"><text:tab/>Right click on each segment and make them <text:span text:style-name="T1">Flexible</text:span></text:p>
      <text:p text:style-name="Preformatted_20_Text">d) repeat b) and c) and create <text:span text:style-name="T1">envelope # 2</text:span></text:p>
      <text:p text:style-name="Preformatted_20_Text"><text:tab/>Grab the leftmost node (1,0) and drag it to y = 1</text:p>
      <text:p text:style-name="Preformatted_20_Text"><text:tab/>Right click on each segment and make them <text:span text:style-name="T1">Flexible</text:span></text:p>
      <text:p text:style-name="Preformatted_20_Text">e) repeat b) and c) and create envelope # 3</text:p>
      <text:p text:style-name="Preformatted_20_Text"><text:tab/>Move leftmost note to x=0, y= 550</text:p>
      <text:p text:style-name="Preformatted_20_Text"><text:tab/>Create new node at x= 0.25, y= 550</text:p>
      <text:p text:style-name="Preformatted_20_Text"><text:tab/>Create new node at x= 0.50, y= 560</text:p>
      <text:p text:style-name="Preformatted_20_Text"><text:tab/>Move x=1.0 to y=450</text:p>
      <text:p text:style-name="Preformatted_20_Text"><text:s/>f) Return to the <text:span text:style-name="T1">Bottom</text:span> object.</text:p>
      <text:p text:style-name="Preformatted_20_Text"/>
      <text:p text:style-name="P1">9. Continue to work on Bottom object</text:p>
      <text:p text:style-name="Preformatted_20_Text"><text:s/>a) Drag <text:span text:style-name="T2">Note note1</text:span> in the <text:span text:style-name="T1">Add New Layer</text:span> box</text:p>
      <text:p text:style-name="Preformatted_20_Text"><text:s/>b) Click on <text:span text:style-name="T1">Equal Tempered</text:span></text:p>
      <text:p text:style-name="Preformatted_20_Text"><text:s/>c) <text:span text:style-name="T1">Value</text:span>: Click on <text:span text:style-name="T2">Insert Function</text:span> and choose <text:span text:style-name="T1">ValuePick</text:span></text:p>
      <text:p text:style-name="Preformatted_20_Text"><text:tab/>Enter 95 for <text:span text:style-name="T1">Absolute Range</text:span></text:p>
      <text:p text:style-name="Preformatted_20_Text"><text:tab/>For <text:span text:style-name="T1">Low</text:span>: Click <text:span text:style-name="T2">Insert Function</text:span> and enter </text:p>
      <text:p text:style-name="Preformatted_20_Text"><text:tab/><text:tab/><text:span text:style-name="T1">Envelope Number 3</text:span>; click OK</text:p>
      <text:p text:style-name="Preformatted_20_Text"><text:tab/>For <text:span text:style-name="T1">High</text:span>: Click <text:span text:style-name="T2">Insert Function</text:span> and enter </text:p>
      <text:p text:style-name="Preformatted_20_Text"><text:tab/><text:tab/><text:span text:style-name="T1">Envelope Number 4</text:span>; click OK</text:p>
      <text:p text:style-name="Preformatted_20_Text"><text:tab/>For <text:span text:style-name="T1">Distribution</text:span>: Click <text:span text:style-name="T2">Insert Function</text:span> and enter </text:p>
      <text:p text:style-name="Preformatted_20_Text"><text:tab/><text:tab/><text:span text:style-name="T1">Envelope Number 2</text:span>; click OK</text:p>
      <text:p text:style-name="Preformatted_20_Text"><text:tab/>Click on <text:span text:style-name="T2">Meaningfu</text:span>l and enter v<text:span text:style-name="T6">alues</text:span>:</text:p>
      <text:p text:style-name="Preformatted_20_Text"><text:tab/><text:tab/> 3, 44, 45, 46, 47, 48, 49, 50, 51, 52, 53, 54, 55, 56, 57, 58, 59, <text:s text:c="13"/></text:p>
      <text:p text:style-name="Preformatted_20_Text"><text:tab/> <text:s text:c="8"/><text:tab/>60, 61, 52, 53, 64, 65, 66, 67, 68, 69, 70, 71, <text:s text:c="17"/></text:p>
      <text:p text:style-name="Preformatted_20_Text"><text:tab/><text:tab/>72, 73, 74, 75, 76, 77, 78, 79, 80, 81, 82, 83, <text:s text:c="17"/></text:p>
      <text:p text:style-name="Preformatted_20_Text"><text:tab/><text:tab/>84, 85, 86, 87, 88, 89, 90, 91, 92, 93, 94, 95</text:p>
      <text:p text:style-name="Preformatted_20_Text"><text:tab/>Click on <text:span text:style-name="T2">Periodic</text:span> and enter values:</text:p>
      <text:p text:style-name="Preformatted_20_Text"><text:tab/><text:tab/>1</text:p>
      <text:p text:style-name="Preformatted_20_Text"><text:tab/>Chose <text:span text:style-name="T2">Constan</text:span>t and click OK</text:p>
      <text:p text:style-name="Preformatted_20_Text"><text:s/>d) <text:span text:style-name="T1">Loudness</text:span>: enter 32</text:p>
      <text:p text:style-name="Preformatted_20_Text"/>
      <text:p text:style-name="P1">10. Return to Top</text:p>
      <text:p text:style-name="Preformatted_20_Text"><text:s/>a) Drag <text:span text:style-name="T3">Bottom n1</text:span> into the <text:span text:style-name="T1">Add new layer</text:span> box</text:p>
      <text:p text:style-name="Preformatted_20_Text"/>
      <text:p text:style-name="P1">11. Save Project</text:p>
      <text:p text:style-name="Preformatted_20_Text"><text:s text:c="2"/>a) Click the <text:span text:style-name="T2">Save the project</text:span> button in the toolbar </text:p>
      <text:p text:style-name="Preformatted_20_Text"><text:s text:c="2"/>b) Select <text:span text:style-name="T2">Synthesize</text:span> from the <text:span text:style-name="T1">Project</text:span> menu in the menu bar. </text:p>
      <text:p text:style-name="Preformatted_20_Text"><text:s text:c="2"/>c) Type <text:span text:style-name="T2">apple</text:span> in the <text:span text:style-name="T1">Random Seed</text:span> window (or any sequence of letters or numbers) </text:p>
      <text:p text:style-name="Preformatted_20_Text"><text:s text:c="2"/>d) Click OK. </text:p>
      <text:p text:style-name="Preformatted_20_Text">The piece will be generated with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Times New Roman1" fo:font-family="'Times New Roman'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4T20:19:05.683415331</dc:date>
    <meta:generator>LibreOffice/6.3.2.2$Linux_X86_64 LibreOffice_project/30$Build-2</meta:generator>
    <meta:editing-duration>PT2H41M54S</meta:editing-duration>
    <meta:editing-cycles>7</meta:editing-cycles>
    <meta:document-statistic meta:table-count="0" meta:image-count="0" meta:object-count="0" meta:page-count="3" meta:paragraph-count="146" meta:word-count="1199" meta:character-count="6712" meta:non-whitespace-character-count="4883"/>
  </office:meta>
</office:document-meta>
</file>